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6000000465F3B6B116BA2AFB9.png" manifest:media-type="image/png"/>
  <manifest:file-entry manifest:full-path="Pictures/100002010000004600000046B1D4461BE2D5CCC8.png" manifest:media-type="image/png"/>
  <manifest:file-entry manifest:full-path="Pictures/1000020100000046000000463BAD63CD434DCCAC.png" manifest:media-type="image/png"/>
  <manifest:file-entry manifest:full-path="Pictures/100002010000004600000046C8E3CD92120D4F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Quattrocento Sans1" svg:font-family="'Quattrocento Sans'" style:font-family-generic="system" style:font-pitch="variable"/>
  </office:font-face-decls>
  <office:automatic-styles>
    <style:style style:name="Table1" style:family="table">
      <style:table-properties style:width="9.9861in" fo:margin-left="-0.0813in" fo:margin-top="0in" fo:margin-bottom="0in" table:align="left"/>
    </style:style>
    <style:style style:name="Table1.A" style:family="table-column">
      <style:table-column-properties style:column-width="1.5778in"/>
    </style:style>
    <style:style style:name="Table1.B" style:family="table-column">
      <style:table-column-properties style:column-width="1.4049in"/>
    </style:style>
    <style:style style:name="Table1.C" style:family="table-column">
      <style:table-column-properties style:column-width="1.2389in"/>
    </style:style>
    <style:style style:name="Table1.D" style:family="table-column">
      <style:table-column-properties style:column-width="1.6542in"/>
    </style:style>
    <style:style style:name="Table1.E" style:family="table-column">
      <style:table-column-properties style:column-width="1.9868in"/>
    </style:style>
    <style:style style:name="Table1.F" style:family="table-column">
      <style:table-column-properties style:column-width="2.122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 fo:padding-left="0.0417in" fo:padding-right="0.0417in" fo:padding-top="0.0278in" fo:padding-bottom="0.0278in" fo:border="1pt solid #a3a3a3">
        <style:background-image/>
      </style:table-cell-properties>
    </style:style>
    <style:style style:name="Table1.A2" style:family="table-cell">
      <style:table-cell-properties fo:padding-left="0.0417in" fo:padding-right="0.0417in" fo:padding-top="0.0278in" fo:padding-bottom="0.0278in" fo:border="1pt solid #a3a3a3"/>
    </style:style>
    <style:style style:name="Table1.B2" style:family="table-cell">
      <style:table-cell-properties fo:padding-left="0.0417in" fo:padding-right="0.0417in" fo:padding-top="0.0278in" fo:padding-bottom="0.0278in" fo:border="1pt solid #a3a3a3"/>
    </style:style>
    <style:style style:name="Table1.C2" style:family="table-cell">
      <style:table-cell-properties fo:padding-left="0.0417in" fo:padding-right="0.0417in" fo:padding-top="0.0278in" fo:padding-bottom="0.0278in" fo:border="1pt solid #a3a3a3"/>
    </style:style>
    <style:style style:name="Table1.D2" style:family="table-cell">
      <style:table-cell-properties fo:padding-left="0.0417in" fo:padding-right="0.0417in" fo:padding-top="0.0278in" fo:padding-bottom="0.0278in" fo:border="1pt solid #a3a3a3"/>
    </style:style>
    <style:style style:name="Table1.E2" style:family="table-cell">
      <style:table-cell-properties fo:padding-left="0.0417in" fo:padding-right="0.0417in" fo:padding-top="0.0278in" fo:padding-bottom="0.0278in" fo:border="1pt solid #a3a3a3"/>
    </style:style>
    <style:style style:name="Table1.F2" style:family="table-cell">
      <style:table-cell-properties fo:padding-left="0.0417in" fo:padding-right="0.0417in" fo:padding-top="0.0278in" fo:padding-bottom="0.0278in" fo:border="1pt solid #a3a3a3"/>
    </style:style>
    <style:style style:name="Table1.3" style:family="table-row">
      <style:table-row-properties style:min-row-height="1.3333in" fo:keep-together="auto"/>
    </style:style>
    <style:style style:name="Table1.A3" style:family="table-cell">
      <style:table-cell-properties fo:padding-left="0.0417in" fo:padding-right="0.0417in" fo:padding-top="0.0278in" fo:padding-bottom="0.0278in" fo:border="1pt solid #a3a3a3"/>
    </style:style>
    <style:style style:name="Table1.B3" style:family="table-cell">
      <style:table-cell-properties fo:padding-left="0.0417in" fo:padding-right="0.0417in" fo:padding-top="0.0278in" fo:padding-bottom="0.0278in" fo:border="1pt solid #a3a3a3"/>
    </style:style>
    <style:style style:name="Table1.C3" style:family="table-cell">
      <style:table-cell-properties fo:padding-left="0.0417in" fo:padding-right="0.0417in" fo:padding-top="0.0278in" fo:padding-bottom="0.0278in" fo:border="1pt solid #a3a3a3"/>
    </style:style>
    <style:style style:name="Table1.D3" style:family="table-cell">
      <style:table-cell-properties fo:padding-left="0.0417in" fo:padding-right="0.0417in" fo:padding-top="0.0278in" fo:padding-bottom="0.0278in" fo:border="1pt solid #a3a3a3"/>
    </style:style>
    <style:style style:name="Table1.E3" style:family="table-cell">
      <style:table-cell-properties fo:padding-left="0.0417in" fo:padding-right="0.0417in" fo:padding-top="0.0278in" fo:padding-bottom="0.0278in" fo:border="1pt solid #a3a3a3"/>
    </style:style>
    <style:style style:name="Table1.F3" style:family="table-cell">
      <style:table-cell-properties fo:padding-left="0.0417in" fo:padding-right="0.0417in" fo:padding-top="0.0278in" fo:padding-bottom="0.0278in" fo:border="1pt solid #a3a3a3"/>
    </style:style>
    <style:style style:name="Table1.A4" style:family="table-cell">
      <style:table-cell-properties fo:padding-left="0.0417in" fo:padding-right="0.0417in" fo:padding-top="0.0278in" fo:padding-bottom="0.0278in" fo:border="1pt solid #a3a3a3"/>
    </style:style>
    <style:style style:name="Table1.B4" style:family="table-cell">
      <style:table-cell-properties fo:padding-left="0.0417in" fo:padding-right="0.0417in" fo:padding-top="0.0278in" fo:padding-bottom="0.0278in" fo:border="1pt solid #a3a3a3"/>
    </style:style>
    <style:style style:name="Table1.C4" style:family="table-cell">
      <style:table-cell-properties fo:padding-left="0.0417in" fo:padding-right="0.0417in" fo:padding-top="0.0278in" fo:padding-bottom="0.0278in" fo:border="1pt solid #a3a3a3"/>
    </style:style>
    <style:style style:name="Table1.D4" style:family="table-cell">
      <style:table-cell-properties fo:padding-left="0.0417in" fo:padding-right="0.0417in" fo:padding-top="0.0278in" fo:padding-bottom="0.0278in" fo:border="1pt solid #a3a3a3"/>
    </style:style>
    <style:style style:name="Table1.E4" style:family="table-cell">
      <style:table-cell-properties fo:padding-left="0.0417in" fo:padding-right="0.0417in" fo:padding-top="0.0278in" fo:padding-bottom="0.0278in" fo:border="1pt solid #a3a3a3"/>
    </style:style>
    <style:style style:name="Table1.F4" style:family="table-cell">
      <style:table-cell-properties fo:padding-left="0.0417in" fo:padding-right="0.0417in" fo:padding-top="0.0278in" fo:padding-bottom="0.0278in" fo:border="1pt solid #a3a3a3"/>
    </style:style>
    <style:style style:name="Table1.A5" style:family="table-cell">
      <style:table-cell-properties fo:padding-left="0.0417in" fo:padding-right="0.0417in" fo:padding-top="0.0278in" fo:padding-bottom="0.0278in" fo:border="1pt solid #a3a3a3"/>
    </style:style>
    <style:style style:name="Table1.B5" style:family="table-cell">
      <style:table-cell-properties fo:padding-left="0.0417in" fo:padding-right="0.0417in" fo:padding-top="0.0278in" fo:padding-bottom="0.0278in" fo:border="1pt solid #a3a3a3"/>
    </style:style>
    <style:style style:name="Table1.C5" style:family="table-cell">
      <style:table-cell-properties fo:padding-left="0.0417in" fo:padding-right="0.0417in" fo:padding-top="0.0278in" fo:padding-bottom="0.0278in" fo:border="1pt solid #a3a3a3"/>
    </style:style>
    <style:style style:name="Table1.D5" style:family="table-cell">
      <style:table-cell-properties fo:padding-left="0.0417in" fo:padding-right="0.0417in" fo:padding-top="0.0278in" fo:padding-bottom="0.0278in" fo:border="1pt solid #a3a3a3"/>
    </style:style>
    <style:style style:name="Table1.E5" style:family="table-cell">
      <style:table-cell-properties fo:padding-left="0.0417in" fo:padding-right="0.0417in" fo:padding-top="0.0278in" fo:padding-bottom="0.0278in" fo:border="1pt solid #a3a3a3"/>
    </style:style>
    <style:style style:name="Table1.F5" style:family="table-cell">
      <style:table-cell-properties fo:padding-left="0.0417in" fo:padding-right="0.0417in" fo:padding-top="0.0278in" fo:padding-bottom="0.0278in" fo:border="1pt solid #a3a3a3"/>
    </style:style>
    <style:style style:name="Table1.A6" style:family="table-cell">
      <style:table-cell-properties fo:padding-left="0.0417in" fo:padding-right="0.0417in" fo:padding-top="0.0278in" fo:padding-bottom="0.0278in" fo:border="1pt solid #a3a3a3"/>
    </style:style>
    <style:style style:name="Table1.B6" style:family="table-cell">
      <style:table-cell-properties fo:padding-left="0.0417in" fo:padding-right="0.0417in" fo:padding-top="0.0278in" fo:padding-bottom="0.0278in" fo:border="1pt solid #a3a3a3"/>
    </style:style>
    <style:style style:name="Table1.C6" style:family="table-cell">
      <style:table-cell-properties fo:padding-left="0.0417in" fo:padding-right="0.0417in" fo:padding-top="0.0278in" fo:padding-bottom="0.0278in" fo:border="1pt solid #a3a3a3"/>
    </style:style>
    <style:style style:name="Table1.D6" style:family="table-cell">
      <style:table-cell-properties fo:padding-left="0.0417in" fo:padding-right="0.0417in" fo:padding-top="0.0278in" fo:padding-bottom="0.0278in" fo:border="1pt solid #a3a3a3"/>
    </style:style>
    <style:style style:name="Table1.E6" style:family="table-cell">
      <style:table-cell-properties fo:padding-left="0.0417in" fo:padding-right="0.0417in" fo:padding-top="0.0278in" fo:padding-bottom="0.0278in" fo:border="1pt solid #a3a3a3"/>
    </style:style>
    <style:style style:name="Table1.F6" style:family="table-cell">
      <style:table-cell-properties fo:padding-left="0.0417in" fo:padding-right="0.0417in" fo:padding-top="0.0278in" fo:padding-bottom="0.0278in" fo:border="1pt solid #a3a3a3"/>
    </style:style>
    <style:style style:name="Table1.A7" style:family="table-cell">
      <style:table-cell-properties fo:padding-left="0.0417in" fo:padding-right="0.0417in" fo:padding-top="0.0278in" fo:padding-bottom="0.0278in" fo:border="1pt solid #a3a3a3"/>
    </style:style>
    <style:style style:name="Table1.B7" style:family="table-cell">
      <style:table-cell-properties fo:padding-left="0.0417in" fo:padding-right="0.0417in" fo:padding-top="0.0278in" fo:padding-bottom="0.0278in" fo:border="1pt solid #a3a3a3"/>
    </style:style>
    <style:style style:name="Table1.C7" style:family="table-cell">
      <style:table-cell-properties fo:padding-left="0.0417in" fo:padding-right="0.0417in" fo:padding-top="0.0278in" fo:padding-bottom="0.0278in" fo:border="1pt solid #a3a3a3"/>
    </style:style>
    <style:style style:name="Table1.D7" style:family="table-cell">
      <style:table-cell-properties fo:padding-left="0.0417in" fo:padding-right="0.0417in" fo:padding-top="0.0278in" fo:padding-bottom="0.0278in" fo:border="1pt solid #a3a3a3"/>
    </style:style>
    <style:style style:name="Table1.E7" style:family="table-cell">
      <style:table-cell-properties fo:padding-left="0.0417in" fo:padding-right="0.0417in" fo:padding-top="0.0278in" fo:padding-bottom="0.0278in" fo:border="1pt solid #a3a3a3"/>
    </style:style>
    <style:style style:name="Table1.F7" style:family="table-cell">
      <style:table-cell-properties fo:padding-left="0.0417in" fo:padding-right="0.0417in" fo:padding-top="0.0278in" fo:padding-bottom="0.0278in" fo:border="1pt solid #a3a3a3"/>
    </style:style>
    <style:style style:name="Table1.A8" style:family="table-cell">
      <style:table-cell-properties fo:padding-left="0.0417in" fo:padding-right="0.0417in" fo:padding-top="0.0278in" fo:padding-bottom="0.0278in" fo:border="1pt solid #a3a3a3"/>
    </style:style>
    <style:style style:name="Table1.B8" style:family="table-cell">
      <style:table-cell-properties fo:padding-left="0.0417in" fo:padding-right="0.0417in" fo:padding-top="0.0278in" fo:padding-bottom="0.0278in" fo:border="1pt solid #a3a3a3"/>
    </style:style>
    <style:style style:name="Table1.C8" style:family="table-cell">
      <style:table-cell-properties fo:padding-left="0.0417in" fo:padding-right="0.0417in" fo:padding-top="0.0278in" fo:padding-bottom="0.0278in" fo:border="1pt solid #a3a3a3"/>
    </style:style>
    <style:style style:name="Table1.D8" style:family="table-cell">
      <style:table-cell-properties fo:padding-left="0.0417in" fo:padding-right="0.0417in" fo:padding-top="0.0278in" fo:padding-bottom="0.0278in" fo:border="1pt solid #a3a3a3"/>
    </style:style>
    <style:style style:name="Table1.E8" style:family="table-cell">
      <style:table-cell-properties fo:padding-left="0.0417in" fo:padding-right="0.0417in" fo:padding-top="0.0278in" fo:padding-bottom="0.0278in" fo:border="1pt solid #a3a3a3"/>
    </style:style>
    <style:style style:name="Table1.F8" style:family="table-cell">
      <style:table-cell-properties fo:padding-left="0.0417in" fo:padding-right="0.0417in" fo:padding-top="0.0278in" fo:padding-bottom="0.0278in" fo:border="1pt solid #a3a3a3"/>
    </style:style>
    <style:style style:name="Table1.A9" style:family="table-cell">
      <style:table-cell-properties fo:padding-left="0.0417in" fo:padding-right="0.0417in" fo:padding-top="0.0278in" fo:padding-bottom="0.0278in" fo:border="1pt solid #a3a3a3"/>
    </style:style>
    <style:style style:name="Table1.B9" style:family="table-cell">
      <style:table-cell-properties fo:padding-left="0.0417in" fo:padding-right="0.0417in" fo:padding-top="0.0278in" fo:padding-bottom="0.0278in" fo:border="1pt solid #a3a3a3"/>
    </style:style>
    <style:style style:name="Table1.C9" style:family="table-cell">
      <style:table-cell-properties fo:padding-left="0.0417in" fo:padding-right="0.0417in" fo:padding-top="0.0278in" fo:padding-bottom="0.0278in" fo:border="1pt solid #a3a3a3"/>
    </style:style>
    <style:style style:name="Table1.D9" style:family="table-cell">
      <style:table-cell-properties fo:padding-left="0.0417in" fo:padding-right="0.0417in" fo:padding-top="0.0278in" fo:padding-bottom="0.0278in" fo:border="1pt solid #a3a3a3"/>
    </style:style>
    <style:style style:name="Table1.E9" style:family="table-cell">
      <style:table-cell-properties fo:padding-left="0.0417in" fo:padding-right="0.0417in" fo:padding-top="0.0278in" fo:padding-bottom="0.0278in" fo:border="1pt solid #a3a3a3"/>
    </style:style>
    <style:style style:name="Table1.F9" style:family="table-cell">
      <style:table-cell-properties fo:padding-left="0.0417in" fo:padding-right="0.0417in" fo:padding-top="0.0278in" fo:padding-bottom="0.0278in" fo:border="1pt solid #a3a3a3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00%" fo:keep-together="auto" fo:orphans="2" fo:widows="2" fo:text-indent="0in" style:auto-text-indent="false" style:page-number="1" fo:padding="0in" fo:border="none" fo:keep-with-next="auto"/>
    </style:style>
    <style:style style:name="P6" style:family="paragraph" style:parent-style-name="Standard"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7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Calibri" style:font-name-asian="Calibri1" style:font-name-complex="Calibri1"/>
    </style:style>
    <style:style style:name="P11" style:family="paragraph" style:parent-style-name="Standard">
      <style:paragraph-properties fo:margin-left="0.3752in" fo:margin-right="0in" fo:margin-top="0in" fo:margin-bottom="0in" loext:contextual-spacing="false" fo:line-height="100%" fo:text-indent="-0.2091in" style:auto-text-indent="false"/>
    </style:style>
    <style:style style:name="P12" style:family="paragraph" style:parent-style-name="Standard">
      <style:paragraph-properties fo:margin-left="0.3752in" fo:margin-right="0in" fo:margin-top="0in" fo:margin-bottom="0in" loext:contextual-spacing="false" fo:line-height="100%" fo:text-indent="-0.2091in" style:auto-text-indent="false">
        <style:tab-stops>
          <style:tab-stop style:position="0.3752in"/>
        </style:tab-stops>
      </style:paragraph-properties>
    </style:style>
    <style:style style:name="P13" style:family="paragraph" style:parent-style-name="Standard">
      <style:paragraph-properties fo:margin-left="0.75in" fo:margin-right="0in" fo:margin-top="0in" fo:margin-bottom="0in" loext:contextual-spacing="false" fo:line-height="100%" fo:text-indent="-0.3965in" style:auto-text-indent="false"/>
    </style:style>
    <style:style style:name="P14" style:family="paragraph" style:parent-style-name="Standard">
      <style:paragraph-properties fo:margin-top="0.5in" fo:margin-bottom="0.111in" loext:contextual-spacing="false" fo:line-height="100%" fo:text-align="end" style:justify-single-word="false"/>
      <style:text-properties fo:color="#a6a6a6"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8pt" fo:font-style="normal" style:text-underline-style="none" fo:font-weight="bold" style:font-size-asian="18pt" style:font-style-asian="normal" style:font-weight-asian="bold" style:font-size-complex="1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style:font-name-asian="Calibri1" style:font-name-complex="Calibri1"/>
    </style:style>
    <style:style style:name="T6" style:family="text">
      <style:text-properties style:font-name="Quattrocento Sans" style:font-name-asian="Quattrocento Sans1" style:font-name-complex="Quattrocento Sans1"/>
    </style:style>
    <style:style style:name="T7" style:family="text">
      <style:text-properties style:font-name="Quattrocento Sans" fo:font-weight="bold" style:font-name-asian="Quattrocento Sans1" style:font-weight-asian="bold" style:font-name-complex="Quattrocento Sans1"/>
    </style:style>
    <style:style style:name="T8" style:family="text">
      <style:text-properties style:font-name="Quattrocento Sans" fo:font-size="8pt" style:font-name-asian="Quattrocento Sans1" style:font-size-asian="8pt" style:font-name-complex="Quattrocento Sans1" style:font-size-complex="8pt"/>
    </style:style>
    <style:style style:name="T9" style:family="text">
      <style:text-properties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T10" style:family="text">
      <style:text-properties fo:color="#ed7d31"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T11" style:family="text">
      <style:text-properties fo:color="#ffc000"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T12" style:family="text">
      <style:text-properties fo:color="#ffc000" style:font-name="Quattrocento Sans" fo:font-size="8pt" style:font-name-asian="Quattrocento Sans1" style:font-size-asian="8pt" style:font-name-complex="Quattrocento Sans1" style:font-size-complex="8pt"/>
    </style:style>
    <style:style style:name="T13" style:family="text">
      <style:text-properties fo:color="#0070c0"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T14" style:family="text">
      <style:text-properties fo:color="#7030a0" style:font-name="Quattrocento Sans" fo:font-size="8pt" fo:font-weight="bold" style:font-name-asian="Quattrocento Sans1" style:font-size-asian="8pt" style:font-weight-asian="bold" style:font-name-complex="Quattrocento Sans1" style:font-size-complex="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ong Program Preparation Planning </text:span></text:p>
      <text:p text:style-name="P1"><text:span text:style-name="T2">We're ready to write our first game! Part of programming is breaking down a problem into smaller pieces that you can solve separately. You then combine these smaller pieces into larger components until you have the whole program put together.</text:span></text:p>
      <text:p text:style-name="P1"><text:span text:style-name="T2"> </text:span></text:p>
      <text:p text:style-name="P1"><text:span text:style-name="T2">For the Pong game, use this planning worksheet to help design your code BEFORE you start writing. Read over </text:span><text:span text:style-name="T3">all</text:span><text:span text:style-name="T2"> the requirements in the left column. Take a few minutes to think before filling out the rest of the worksheet. The first row is an example. 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8"><text:span text:style-name="T4">Game component</text:span></text:p>
          </table:table-cell>
          <table:table-cell table:style-name="Table1.A1" office:value-type="string">
            <text:p text:style-name="P8"><text:span text:style-name="T4">What's going on?</text:span></text:p>
          </table:table-cell>
          <table:table-cell table:style-name="Table1.A1" office:value-type="string">
            <text:p text:style-name="P8"><text:span text:style-name="T4">What owns the logic?</text:span></text:p>
          </table:table-cell>
          <table:table-cell table:style-name="Table1.A1" office:value-type="string">
            <text:p text:style-name="P8"><text:span text:style-name="T4">What triggers the change?</text:span></text:p>
          </table:table-cell>
          <table:table-cell table:style-name="Table1.A1" office:value-type="string">
            <text:p text:style-name="P8"><text:span text:style-name="T4">What could be tricky?</text:span></text:p>
          </table:table-cell>
          <table:table-cell table:style-name="Table1.A1" office:value-type="string">
            <text:p text:style-name="P8"><text:span text:style-name="T4">Pseudocode</text:span></text:p>
          </table:table-cell>
        </table:table-row>
        <table:table-row table:style-name="Table1.1">
          <table:table-cell table:style-name="Table1.A2" office:value-type="string">
            <text:p text:style-name="P8"><text:span text:style-name="T4">Players can control paddles with required keys</text:span></text:p>
          </table:table-cell>
          <table:table-cell table:style-name="Table1.B2" office:value-type="string">
            <text:p text:style-name="P8"><text:span text:style-name="T6">Paddle moves up or down</text:span></text:p>
          </table:table-cell>
          <table:table-cell table:style-name="Table1.C2" office:value-type="string">
            <text:p text:style-name="P8"><text:span text:style-name="T6">Paddle sprite</text:span></text:p>
          </table:table-cell>
          <table:table-cell table:style-name="Table1.D2" office:value-type="string">
            <text:p text:style-name="P8"><text:span text:style-name="T6">Press </text:span><text:span text:style-name="T7">up</text:span><text:span text:style-name="T6"> or </text:span><text:span text:style-name="T7">down arrow </text:span></text:p>
            <text:p text:style-name="P8"><text:span text:style-name="T6">Press </text:span><text:span text:style-name="T7">w</text:span><text:span text:style-name="T6"> or </text:span><text:span text:style-name="T7">s</text:span><text:span text:style-name="T6"> keys</text:span></text:p>
          </table:table-cell>
          <table:table-cell table:style-name="Table1.E2" office:value-type="string">
            <text:p text:style-name="P8"><text:span text:style-name="T6">When paddle gets to the top or bottom it can't move anymore</text:span></text:p>
          </table:table-cell>
          <table:table-cell table:style-name="Table1.F2" office:value-type="string">
            <text:p text:style-name="P8"><text:span text:style-name="T8">Left paddle</text:span></text:p>
            <text:p text:style-name="P8"><text:span text:style-name="T8">variable: </text:span><text:span text:style-name="T10">left speed</text:span></text:p>
            <text:p text:style-name="P8"><text:span text:style-name="T8"> </text:span></text:p>
            <text:p text:style-name="P8"><text:span text:style-name="T11">if</text:span><text:span text:style-name="T12"> </text:span><text:span text:style-name="T8">sprite is hitting top edge of canvas </text:span><text:span text:style-name="T9">OR</text:span><text:span text:style-name="T8"> hitting bottom edge of canvas </text:span><text:span text:style-name="T9">then</text:span></text:p>
            <text:p text:style-name="P11"><text:span text:style-name="T8">reverse paddle movement</text:span></text:p>
            <text:p text:style-name="P9"/>
            <text:p text:style-name="P8"><text:span text:style-name="T11">When</text:span><text:span text:style-name="T12"> </text:span><text:span text:style-name="T13">up arrow is pressed</text:span></text:p>
            <text:p text:style-name="P12"><text:span text:style-name="T9">If</text:span><text:span text:style-name="T8"> paddle is moving down</text:span></text:p>
            <text:p text:style-name="P13"><text:span text:style-name="T8">stop paddle</text:span></text:p>
            <text:p text:style-name="P11"><text:span text:style-name="T9">else</text:span></text:p>
            <text:p text:style-name="P13"><text:span text:style-name="T14">change direction to up</text:span></text:p>
          </table:table-cell>
        </table:table-row>
        <table:table-row table:style-name="Table1.3">
          <table:table-cell table:style-name="Table1.A3" office:value-type="string">
            <text:p text:style-name="P8"><text:span text:style-name="T4">Ball begins play at middle of field at start of game and after each point</text:span></text:p>
          </table:table-cell>
          <table:table-cell table:style-name="Table1.B3" office:value-type="string">
            <text:p text:style-name="P8"><text:span text:style-name="T5"> </text:span></text:p>
          </table:table-cell>
          <table:table-cell table:style-name="Table1.C3" office:value-type="string">
            <text:p text:style-name="P8"><text:span text:style-name="T5"> </text:span></text:p>
          </table:table-cell>
          <table:table-cell table:style-name="Table1.D3" office:value-type="string">
            <text:p text:style-name="P8"><text:span text:style-name="T5"> </text:span></text:p>
          </table:table-cell>
          <table:table-cell table:style-name="Table1.E3" office:value-type="string">
            <text:p text:style-name="P8"><text:span text:style-name="T5"> </text:span></text:p>
          </table:table-cell>
          <table:table-cell table:style-name="Table1.F3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4" office:value-type="string">
            <text:p text:style-name="P8"><text:span text:style-name="T4">Ball bounces correctly off upper and lower edges of paddles</text:span></text:p>
          </table:table-cell>
          <table:table-cell table:style-name="Table1.B4" office:value-type="string">
            <text:p text:style-name="P8"><text:span text:style-name="T5"> </text:span></text:p>
          </table:table-cell>
          <table:table-cell table:style-name="Table1.C4" office:value-type="string">
            <text:p text:style-name="P8"><text:span text:style-name="T5"> </text:span></text:p>
          </table:table-cell>
          <table:table-cell table:style-name="Table1.D4" office:value-type="string">
            <text:p text:style-name="P8"><text:span text:style-name="T5"> </text:span></text:p>
          </table:table-cell>
          <table:table-cell table:style-name="Table1.E4" office:value-type="string">
            <text:p text:style-name="P8"><text:span text:style-name="T5"> </text:span></text:p>
          </table:table-cell>
          <table:table-cell table:style-name="Table1.F4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5" office:value-type="string">
            <text:p text:style-name="P8"><text:span text:style-name="T4">Ball increases speed each time it bounces off a paddle</text:span></text:p>
          </table:table-cell>
          <table:table-cell table:style-name="Table1.B5" office:value-type="string">
            <text:p text:style-name="P8"><text:span text:style-name="T5"> </text:span></text:p>
          </table:table-cell>
          <table:table-cell table:style-name="Table1.C5" office:value-type="string">
            <text:p text:style-name="P8"><text:span text:style-name="T5"> </text:span></text:p>
          </table:table-cell>
          <table:table-cell table:style-name="Table1.D5" office:value-type="string">
            <text:p text:style-name="P8"><text:span text:style-name="T5"> </text:span></text:p>
          </table:table-cell>
          <table:table-cell table:style-name="Table1.E5" office:value-type="string">
            <text:p text:style-name="P8"><text:span text:style-name="T5"> </text:span></text:p>
          </table:table-cell>
          <table:table-cell table:style-name="Table1.F5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6" office:value-type="string">
            <text:p text:style-name="P8"><text:span text:style-name="T4">Score a point for the opponent when the ball touches the left or right edge</text:span></text:p>
          </table:table-cell>
          <table:table-cell table:style-name="Table1.B6" office:value-type="string">
            <text:p text:style-name="P8"><text:span text:style-name="T5"> </text:span></text:p>
          </table:table-cell>
          <table:table-cell table:style-name="Table1.C6" office:value-type="string">
            <text:p text:style-name="P8"><text:span text:style-name="T5"> </text:span></text:p>
          </table:table-cell>
          <table:table-cell table:style-name="Table1.D6" office:value-type="string">
            <text:p text:style-name="P8"><text:span text:style-name="T5"> </text:span></text:p>
          </table:table-cell>
          <table:table-cell table:style-name="Table1.E6" office:value-type="string">
            <text:p text:style-name="P8"><text:span text:style-name="T5"> </text:span></text:p>
          </table:table-cell>
          <table:table-cell table:style-name="Table1.F6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8"><text:span text:style-name="T4">Game ends when one player reaches five points</text:span></text:p>
          </table:table-cell>
          <table:table-cell table:style-name="Table1.B7" office:value-type="string">
            <text:p text:style-name="P8"><text:span text:style-name="T5"> </text:span></text:p>
          </table:table-cell>
          <table:table-cell table:style-name="Table1.C7" office:value-type="string">
            <text:p text:style-name="P8"><text:span text:style-name="T5"> </text:span></text:p>
          </table:table-cell>
          <table:table-cell table:style-name="Table1.D7" office:value-type="string">
            <text:p text:style-name="P8"><text:span text:style-name="T5"> </text:span></text:p>
          </table:table-cell>
          <table:table-cell table:style-name="Table1.E7" office:value-type="string">
            <text:p text:style-name="P8"><text:span text:style-name="T5"> </text:span></text:p>
          </table:table-cell>
          <table:table-cell table:style-name="Table1.F7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8" office:value-type="string">
            <text:p text:style-name="P8"><text:span text:style-name="T4">Winning player is shown when the game ends</text:span></text:p>
          </table:table-cell>
          <table:table-cell table:style-name="Table1.B8" office:value-type="string">
            <text:p text:style-name="P8"><text:span text:style-name="T5"> </text:span></text:p>
          </table:table-cell>
          <table:table-cell table:style-name="Table1.C8" office:value-type="string">
            <text:p text:style-name="P8"><text:span text:style-name="T5"> </text:span></text:p>
          </table:table-cell>
          <table:table-cell table:style-name="Table1.D8" office:value-type="string">
            <text:p text:style-name="P8"><text:span text:style-name="T5"> </text:span></text:p>
          </table:table-cell>
          <table:table-cell table:style-name="Table1.E8" office:value-type="string">
            <text:p text:style-name="P8"><text:span text:style-name="T5"> </text:span></text:p>
          </table:table-cell>
          <table:table-cell table:style-name="Table1.F8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1.1">
          <table:table-cell table:style-name="Table1.A9" office:value-type="string">
            <text:p text:style-name="P8"><text:span text:style-name="T4">Players can begin a new game</text:span></text:p>
          </table:table-cell>
          <table:table-cell table:style-name="Table1.B9" office:value-type="string">
            <text:p text:style-name="P8"><text:span text:style-name="T5"> </text:span></text:p>
          </table:table-cell>
          <table:table-cell table:style-name="Table1.C9" office:value-type="string">
            <text:p text:style-name="P8"><text:span text:style-name="T5"> </text:span></text:p>
          </table:table-cell>
          <table:table-cell table:style-name="Table1.D9" office:value-type="string">
            <text:p text:style-name="P8"><text:span text:style-name="T5"> </text:span></text:p>
          </table:table-cell>
          <table:table-cell table:style-name="Table1.E9" office:value-type="string">
            <text:p text:style-name="P8"><text:span text:style-name="T5"> </text:span></text:p>
          </table:table-cell>
          <table:table-cell table:style-name="Table1.F9" office:value-type="string">
            <text:p text:style-name="P8"><text:span text:style-name="T5"> 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Quattrocento Sans1" svg:font-family="'Quattrocen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.111in" loext:contextual-spacing="false" fo:line-height="100%" fo:text-align="end" style:justify-single-word="false"/>
      <style:text-properties fo:color="#a6a6a6" fo:font-size="8pt" style:font-size-asian="8pt" style:font-size-complex="8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.5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Standard">
      <style:paragraph-properties fo:margin-left="0in" fo:margin-right="0in" fo:margin-top="0.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portrait" fo:margin-top="0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Adapted from GHHS Intro CS 2016 <text:tab/><text:tab/><text:tab/><text:tab/><text:tab/></text:span><text:span text:style-name="MT1"><draw:frame draw:style-name="Mfr1" draw:name="image5.png" text:anchor-type="as-char" svg:width="0.1402in" svg:height="0.1402in" draw:z-index="2"><draw:image xlink:href="Pictures/100002010000004600000046C8E3CD92120D4FC5.png" xlink:type="simple" xlink:show="embed" xlink:actuate="onLoad"/></draw:frame></text:span><text:span text:style-name="MT1"><draw:frame draw:style-name="Mfr1" draw:name="image7.png" text:anchor-type="as-char" svg:width="0.1402in" svg:height="0.1402in" draw:z-index="5"><draw:image xlink:href="Pictures/1000020100000046000000463BAD63CD434DCCAC.png" xlink:type="simple" xlink:show="embed" xlink:actuate="onLoad"/></draw:frame></text:span><text:span text:style-name="MT1"><draw:frame draw:style-name="Mfr1" draw:name="image6.png" text:anchor-type="as-char" svg:width="0.1402in" svg:height="0.1402in" draw:z-index="8"><draw:image xlink:href="Pictures/100002010000004600000046B1D4461BE2D5CCC8.png" xlink:type="simple" xlink:show="embed" xlink:actuate="onLoad"/></draw:frame></text:span><text:span text:style-name="MT1"><draw:frame draw:style-name="Mfr1" draw:name="image8.png" text:anchor-type="as-char" svg:width="0.1402in" svg:height="0.1402in" draw:z-index="11"><draw:image xlink:href="Pictures/1000020100000046000000465F3B6B116BA2AFB9.png" xlink:type="simple" xlink:show="embed" xlink:actuate="onLoad"/></draw:frame></text:span></text:p>
        <text:p text:style-name="MP3"><text:bookmark text:name="_gjdgxs"/><text:page-number text:select-page="current">3</text:page-number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70" meta:word-count="263" meta:character-count="1482" meta:non-whitespace-character-count="1206"/>
    <meta:generator>LibreOfficeDev/5.1.0.3$Linux_X86_64 LibreOffice_project/</meta:generator>
  </office:meta>
</office:document-meta>
</file>